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master-page-name="Standard">
      <style:paragraph-properties fo:margin-top="0in" fo:margin-bottom="0in" loext:contextual-spacing="false"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Group 6 Testing Questionaire</text:p>
      <text:p text:style-name="P1"/>
      <text:p text:style-name="P1">Q1: Were you able to successfully hunt any dinosaurs? If so, which ones, and how? Which weapons and armour did you use and how many hunters did you send? Yes, I hunted a few small herbivores and carnivores and one large herbivore. I just used the regular armour and weapons because I kept on dying before I could do much.</text:p>
      <text:p text:style-name="P1"/>
      <text:p text:style-name="P1">Q2: Was it clear what each of the buildings did and how to use them? Yes</text:p>
      <text:p text:style-name="P1"/>
      <text:p text:style-name="P1">Q3: Were there any issues with the buildings? I only got the chance to make a stockpile once, but there wasn’t any problems.</text:p>
      <text:p text:style-name="P1"/>
      <text:p text:style-name="P1">Q4: Were you able to work out the menus? Could you find everything you were looking for? If not, what did you struggle with? I was okay working everything out.</text:p>
      <text:p text:style-name="P1"/>
      <text:p text:style-name="P1">Q5: Did you encounter any bugs while playing? If so, what were they and what lead to them occuring? The big green stone dinosaurs attacked the steve’s and seemingly attack other dinosaurs, though they are herbivores? When dinosaurs die, most of them seem to disappear beneath the map, sometimes with the bottom of four legs visible and then when I got attacked by the big crystal dinosaur, it made the earlier dead ones appear again.</text:p>
      <text:p text:style-name="P1"/>
      <text:p text:style-name="P1">Q6: Did you enjoy the game? If so, which aspects? Yes, I like the unpredictable way the steve’s act with the dinosaurs, such as one of the blue steve’s leading a big stone dinosaur around for quite a while (until he died)</text:p>
      <text:p text:style-name="P1"/>
      <text:p text:style-name="P1">Q7: Was there anything you didn't enjoy? If so, which aspects? It can be a little frustrating to consistantly die near the beginning of the game every time</text:p>
      <text:p text:style-name="P1"/>
      <text:p text:style-name="P1">Q8: Was there anything you couldn't understand? If so, what? Not really.</text:p>
      <text:p text:style-name="P1"/>
      <text:p text:style-name="P1">Q9: How long did you play for? About half an hour.</text:p>
      <text:p text:style-name="P1"/>
      <text:p text:style-name="P1">Q10: Anything else to add relating to the game that doesn't fit in the categories above? No.</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adea" svg:font-family="Caladea" style:font-family-generic="roman" style:font-pitch="variable"/>
    <style:font-face style:name="Georgia" svg:font-family="Georgia" style:font-family-generic="roman" style:font-pitch="variable"/>
    <style:font-face style:name="Caladea1" svg:font-family="Caladea" style:font-family-generic="swiss" style:font-pitch="variable"/>
    <style:font-face style:name="Caladea2" svg:font-family="Caladea" style:font-family-generic="system" style:font-pitch="variable"/>
    <style:font-face style:name="Georgia1" svg:font-family="Georgi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adea" fo:font-size="12pt" fo:language="de" fo:country="DE" style:letter-kerning="true" style:font-name-asian="Caladea2" style:font-size-asian="12pt" style:language-asian="zh" style:country-asian="CN" style:font-name-complex="Caladea2" style:font-size-complex="12pt" style:language-complex="hi" style:country-complex="IN"/>
    </style:default-style>
    <style:default-style style:family="paragraph">
      <style:paragraph-properties fo:orphans="0" fo:widows="0" fo:hyphenation-ladder-count="no-limit" fo:keep-with-next="always" style:text-autospace="ideograph-alpha" style:punctuation-wrap="hanging" style:line-break="strict" style:tab-stop-distance="0.5in" style:writing-mode="page"/>
      <style:text-properties style:use-window-font-color="true" style:font-name="Caladea" fo:font-size="12pt" fo:language="de" fo:country="DE" style:letter-kerning="true" style:font-name-asian="Caladea2" style:font-size-asian="12pt" style:language-asian="zh" style:country-asian="CN" style:font-name-complex="Caladea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1" fo:font-family="Caladea" style:font-family-generic="swiss" style:font-pitch="variable" fo:font-size="14pt" style:font-name-asian="Caladea2" style:font-family-asian="Caladea" style:font-family-generic-asian="system" style:font-pitch-asian="variable" style:font-size-asian="14pt" style:font-name-complex="Caladea2"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1" meta:word-count="318" meta:character-count="1727" meta:non-whitespace-character-count="1420"/>
    <meta:generator>LibreOfficeDev/5.1.0.3$Linux_X86_64 LibreOffice_project/</meta:generator>
  </office:meta>
</office:document-meta>
</file>